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family="'Times New Roman'" style:font-family-generic="roman" style:font-pitch="variable" fo:font-size="60pt" fo:font-weight="bold"/>
    </style:style>
    <style:style style:name="P2"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60pt" fo:font-weight="bold"/>
    </style:style>
    <style:style style:name="T2" style:family="text">
      <style:text-properties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1. </text:span><text:span text:style-name="T2">O śmierci,</text:span><text:span text:style-name="T2"><text:line-break/></text:span><text:span text:style-name="T2">gdzie jesteś o śmierci?</text:span><text:span text:style-name="T2"><text:line-break/></text:span><text:span text:style-name="T2">Gdzie jest moja śmierć?</text:span><text:span text:style-name="T2"><text:line-break/></text:span><text:span text:style-name="T2">Gdzie jest jej zwycięstwo?</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2"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2. </text:span><text:span text:style-name="T2">Radujmy się,</text:span><text:span text:style-name="T2"><text:line-break/></text:span><text:span text:style-name="T2">radujmy się bracia,</text:span><text:span text:style-name="T2"><text:line-break/></text:span><text:span text:style-name="T2">jeśli dziś się miłujemy,</text:span><text:span text:style-name="T2"><text:line-break/></text:span><text:span text:style-name="T2">to dlatego,</text:span><text:span text:style-name="T2"><text:line-break/></text:span><text:span text:style-name="T2">że On zmartwychwstał.</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2"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2" draw:layer="layout" svg:width="16.799cm" svg:height="13.365cm" svg:x="2.1cm" svg:y="14.106cm" presentation:class="notes" presentation:placeholder="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3. </text:span><text:span text:style-name="T2">Dzięki</text:span><text:span text:style-name="T2"><text:line-break/></text:span><text:span text:style-name="T2">niech będą Ojcu,</text:span><text:span text:style-name="T2"><text:line-break/></text:span><text:span text:style-name="T2">który nas prowadzi</text:span><text:span text:style-name="T2"><text:line-break/></text:span><text:span text:style-name="T2">do Królestwa,</text:span><text:span text:style-name="T2"><text:line-break/></text:span><text:span text:style-name="T2">gdzie się miłością żyje.</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2" draw:layer="layout" svg:width="16.799cm" svg:height="13.365cm" svg:x="2.1cm" svg:y="14.106cm" presentation:class="notes" presentation:placeholder="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2" draw:layer="layout" svg:width="16.799cm" svg:height="13.365cm" svg:x="2.1cm" svg:y="14.106cm" presentation:class="notes" presentation:placeholder="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4. </text:span><text:span text:style-name="T2">Jeśli z Nim umieramy,</text:span><text:span text:style-name="T2"><text:line-break/></text:span><text:span text:style-name="T2">z Nim też żyć będziemy,</text:span><text:span text:style-name="T2"><text:line-break/></text:span><text:span text:style-name="T2">z Nim śpiewać będziemy</text:span><text:span text:style-name="T2"><text:line-break/></text:span><text:span text:style-name="T2">Alleluja!</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2" draw:layer="layout" svg:width="16.799cm" svg:height="13.365cm" svg:x="2.1cm" svg:y="14.106cm" presentation:class="notes" presentation:placeholder="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2"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4-18T18:54:26</meta:creation-date>
    <dc:creator>Rafał Talacha</dc:creator>
    <dc:date>2009-02-01T22:24:39</dc:date>
    <dc:language>en-US</dc:language>
    <meta:editing-cycles>7</meta:editing-cycles>
    <meta:editing-duration>PT13M38S</meta:editing-duration>
    <meta:user-defined meta:name="Info 1"/>
    <meta:user-defined meta:name="Info 2"/>
    <meta:user-defined meta:name="Info 3"/>
    <meta:user-defined meta:name="Info 4"/>
    <meta:document-statistic meta:object-count="42"/>
  </office:meta>
</office:document-meta>
</file>